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7898in" svg:x="5.1874in" svg:y="0in">
            <draw:object draw:notify-on-update-of-ranges="Sheet1.A2:Sheet1.A18 Sheet1.B1:Sheet1.B1 Sheet1.B2:Sheet1.B18 Sheet1.C2:Sheet1.C18 Sheet1.C2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807in" svg:height="3.4965in" svg:x="6.2811in" svg:y="4.9874in">
            <draw:object draw:notify-on-update-of-ranges="Sheet1.A22:Sheet1.A23 Sheet1.B22:Sheet1.B23" xlink:href="./Object 2" xlink:type="simple" xlink:show="embed" xlink:actuate="onLoad">
              <loext:p text:style-name="P2">kkkkkkkkkkk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3886in" svg:y="9.4949in">
            <draw:object draw:notify-on-update-of-ranges="Sheet1.B66:Sheet1.B72 Sheet1.C65:Sheet1.C65 Sheet1.C66:Sheet1.C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1.8177in" svg:y="3.7728in">
            <draw:object draw:notify-on-update-of-ranges="Sheet1.A22:Sheet1.A23 Sheet1.B22:Sheet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oleran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3" calcext:value-type="float">
            <text:p>3.933</text:p>
          </table:table-cell>
          <table:table-cell office:value-type="float" office:value="0.712" calcext:value-type="float">
            <text:p>0.7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8" calcext:value-type="float">
            <text:p>3.928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09" calcext:value-type="float">
            <text:p>4.609</text:p>
          </table:table-cell>
          <table:table-cell office:value-type="float" office:value="0.726" calcext:value-type="float">
            <text:p>0.7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5" calcext:value-type="float">
            <text:p>4.115</text:p>
          </table:table-cell>
          <table:table-cell office:value-type="float" office:value="0.664" calcext:value-type="float">
            <text:p>0.6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51" calcext:value-type="float">
            <text:p>4.351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31" calcext:value-type="float">
            <text:p>3.931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91" calcext:value-type="float">
            <text:p>4.491</text:p>
          </table:table-cell>
          <table:table-cell office:value-type="float" office:value="0.568" calcext:value-type="float">
            <text:p>0.5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1" calcext:value-type="float">
            <text:p>4.011</text:p>
          </table:table-cell>
          <table:table-cell office:value-type="float" office:value="0.578" calcext:value-type="float">
            <text:p>0.5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57" calcext:value-type="float">
            <text:p>4.657</text:p>
          </table:table-cell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36" calcext:value-type="float">
            <text:p>4.236</text:p>
          </table:table-cell>
          <table:table-cell office:value-type="float" office:value="0.668" calcext:value-type="float">
            <text:p>0.6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45" calcext:value-type="float">
            <text:p>4.145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81" calcext:value-type="float">
            <text:p>3.981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42" calcext:value-type="float">
            <text:p>4.542</text:p>
          </table:table-cell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108" calcext:value-type="float">
            <text:p>4.108</text:p>
          </table:table-cell>
          <table:table-cell office:value-type="float" office:value="0.627" calcext:value-type="float">
            <text:p>0.6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74" calcext:value-type="float">
            <text:p>4.574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7" calcext:value-type="float">
            <text:p>3.97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bsolute</text:p>
          </table:table-cell>
          <table:table-cell table:formula="of:=([.B3]+[.B5]+[.B7]+[.B9]+[.B11]+[.B13]+[.B15]+[.B17])/8" office:value-type="float" office:value="4.448625" calcext:value-type="float">
            <text:p>4.44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ber</text:p>
          </table:table-cell>
          <table:table-cell table:formula="of:=([.B4]+[.B6]+[.B8]+[.B10]+[.B12]+[.B14]+[.B16]+[.B18])/8" office:value-type="float" office:value="4.035" calcext:value-type="float">
            <text:p>4.035</text:p>
          </table:table-cell>
          <table:table-cell table:number-columns-repeated="2"/>
        </table:table-row>
        <table:table-row table:style-name="ro1" table:number-rows-repeated="26">
          <table:table-cell table:number-columns-repeated="4"/>
        </table:table-row>
        <table:table-row table:style-name="ro1">
          <table:table-cell/>
          <table:table-cell office:value-type="string" calcext:value-type="string">
            <text:p>Nivel Agua Bao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reales</text:p>
          </table:table-cell>
        </table:table-row>
        <table:table-row table:style-name="ro1">
          <table:table-cell office:value-type="string" calcext:value-type="string">
            <text:p>anterior4</text:p>
          </table:table-cell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anterior3</text:p>
          </table:table-cell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anterior2</text:p>
          </table:table-cell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anterior1</text:p>
          </table:table-cell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163.198" calcext:value-type="float">
            <text:p>163.19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pred2</text:p>
          </table:table-cell>
          <table:table-cell office:value-type="float" office:value="162.527" calcext:value-type="float">
            <text:p>162.52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160.471" calcext:value-type="float">
            <text:p>160.471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emana</text:p>
          </table:table-cell>
          <table:table-cell office:value-type="string" calcext:value-type="string">
            <text:p>Nivel Agua Bao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3.198" calcext:value-type="float">
            <text:p>163.19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527" calcext:value-type="float">
            <text:p>162.52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0.471" calcext:value-type="float">
            <text:p>160.4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7:11:28.861047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16:59.664604581</meta:creation-date>
    <dc:date>2024-10-08T17:45:02.894426946</dc:date>
    <meta:editing-duration>PT6H42M33S</meta:editing-duration>
    <meta:editing-cycles>3</meta:editing-cycles>
    <meta:generator>LibreOffice/7.6.7.2$Linux_X86_64 LibreOffice_project/60$Build-2</meta:generator>
    <meta:document-statistic meta:table-count="1" meta:cell-count="10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2:Sheet1.C18" chart:error-lower-range="Sheet1.C2:Sheet1.C18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2:Sheet1.C18" chart:error-lower-range="Sheet1.C2:Sheet1.C18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2:Sheet1.C18" chart:error-lower-range="Sheet1.C2:Sheet1.C1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627cm" xlink:href=".." xlink:type="simple" chart:class="chart:bar" chart:style-name="ch1">
        <chart:title svg:x="6.356cm" svg:y="0.328cm" chart:style-name="ch2">
          <text:p>RMSE - Modelo</text:p>
        </chart:title>
        <chart:plot-area chart:style-name="ch3" table:cell-range-address="Sheet1.A1:Sheet1.B18" chart:data-source-has-labels="both" svg:x="1.331cm" svg:y="1.299cm" svg:width="14.349cm" svg:height="7.155cm">
          <chart:coordinate-region svg:x="1.767cm" svg:y="1.299cm" svg:width="13.913cm" svg:height="6.508cm"/>
          <chart:axis chart:dimension="x" chart:name="primary-x" chart:style-name="ch4" chartooo:axis-type="auto">
            <chartooo:date-scale/>
            <chart:title svg:x="7.905cm" svg:y="8.646cm" chart:style-name="ch5">
              <text:p>Modelo</text:p>
            </chart:title>
            <chart:categories table:cell-range-address="Sheet1.A2:Sheet1.A18"/>
          </chart:axis>
          <chart:axis chart:dimension="y" chart:name="primary-y" chart:style-name="ch6">
            <chart:title svg:x="0.451cm" svg:y="5.396cm" chart:style-name="ch7">
              <text:p>RMSE</text:p>
            </chart:title>
            <chart:grid chart:style-name="ch8" chart:class="major"/>
          </chart:axis>
          <chart:series chart:style-name="ch9" chart:values-cell-range-address="Sheet1.B2:Sheet1.B18" chart:label-cell-address="Sheet1.B1:Sheet1.B1" chart:class="chart:bar">
            <chart:error-indicator chart:style-name="ch10" chart:dimension="y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.933">
                <text:p>3.933</text:p>
                <draw:g>
                  <svg:desc>Sheet1.B2:Sheet1.B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22">
                <text:p>4.22</text:p>
              </table:table-cell>
              <table:table-cell office:value-type="float" office:value="0.598">
                <text:p>0.59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28">
                <text:p>3.928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609">
                <text:p>4.609</text:p>
              </table:table-cell>
              <table:table-cell office:value-type="float" office:value="0.726">
                <text:p>0.726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15">
                <text:p>4.115</text:p>
              </table:table-cell>
              <table:table-cell office:value-type="float" office:value="0.664">
                <text:p>0.664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51">
                <text:p>4.351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931">
                <text:p>3.931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91">
                <text:p>4.491</text:p>
              </table:table-cell>
              <table:table-cell office:value-type="float" office:value="0.568">
                <text:p>0.568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11">
                <text:p>4.011</text:p>
              </table:table-cell>
              <table:table-cell office:value-type="float" office:value="0.578">
                <text:p>0.578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657">
                <text:p>4.657</text:p>
              </table:table-cell>
              <table:table-cell office:value-type="float" office:value="0.686">
                <text:p>0.686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36">
                <text:p>4.236</text:p>
              </table:table-cell>
              <table:table-cell office:value-type="float" office:value="0.668">
                <text:p>0.668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145">
                <text:p>4.145</text:p>
              </table:table-cell>
              <table:table-cell office:value-type="float" office:value="0.815">
                <text:p>0.81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981">
                <text:p>3.981</text:p>
              </table:table-cell>
              <table:table-cell office:value-type="float" office:value="0.703">
                <text:p>0.703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542">
                <text:p>4.542</text:p>
              </table:table-cell>
              <table:table-cell office:value-type="float" office:value="0.608">
                <text:p>0.608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108">
                <text:p>4.108</text:p>
              </table:table-cell>
              <table:table-cell office:value-type="float" office:value="0.627">
                <text:p>0.627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574">
                <text:p>4.574</text:p>
              </table:table-cell>
              <table:table-cell office:value-type="float" office:value="0.796">
                <text:p>0.79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7">
                <text:p>3.97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54cm" svg:height="8.882cm" xlink:href=".." xlink:type="simple" chart:class="chart:bar" chart:style-name="ch1">
        <chart:title svg:x="4.891cm" svg:y="0.313cm" chart:style-name="ch2">
          <text:p>Error medio por Loss Function</text:p>
        </chart:title>
        <chart:plot-area chart:style-name="ch3" table:cell-range-address="Sheet1.A22:Sheet1.B23" chart:data-source-has-labels="column" svg:x="0.586cm" svg:y="1.048cm" svg:width="14.994cm" svg:height="7.858cm">
          <chart:coordinate-region svg:x="1.313cm" svg:y="1.092cm" svg:width="14.267cm" svg:height="7.167cm"/>
          <chart:axis chart:dimension="x" chart:name="primary-x" chart:style-name="ch4" chartooo:axis-type="auto">
            <chartooo:date-scale/>
            <chart:title svg:x="7.073cm" svg:y="8.322cm" chart:style-name="ch5">
              <text:p>Loss function</text:p>
            </chart:title>
            <chart:categories table:cell-range-address="Sheet1.A22:Sheet1.A23"/>
          </chart:axis>
          <chart:axis chart:dimension="y" chart:name="primary-y" chart:style-name="ch6">
            <chart:title svg:x="0cm" svg:y="5.947cm" chart:style-name="ch7">
              <text:p>Mean RMSE</text:p>
            </chart:title>
            <chart:grid chart:style-name="ch8" chart:class="major"/>
          </chart:axis>
          <chart:series chart:style-name="ch9" chart:values-cell-range-address="Sheet1.B22:Sheet1.B23" chart:class="chart:bar"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bsolute</text:p>
                <draw:g>
                  <svg:desc>Sheet1.A22:Sheet1.A23</svg:desc>
                </draw:g>
              </table:table-cell>
              <table:table-cell office:value-type="float" office:value="4.448625">
                <text:p>4.448625</text:p>
                <draw:g>
                  <svg:desc>Sheet1.B22:Sheet1.B23</svg:desc>
                </draw:g>
              </table:table-cell>
            </table:table-row>
            <table:table-row>
              <table:table-cell office:value-type="string">
                <text:p>Huber</text:p>
              </table:table-cell>
              <table:table-cell office:value-type="float" office:value="4.035">
                <text:p>4.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800080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Error medio por Loss Function</text:p>
        </chart:title>
        <chart:plot-area chart:style-name="ch3" table:cell-range-address="Sheet1.A22:Sheet1.B23" chart:data-source-has-labels="column" svg:x="0.32cm" svg:y="1.275cm" svg:width="15.36cm" svg:height="7.545cm">
          <chart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Sheet1.A22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2:Sheet1.B23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bsolute</text:p>
                <draw:g>
                  <svg:desc>Sheet1.A22:Sheet1.A23</svg:desc>
                </draw:g>
              </table:table-cell>
              <table:table-cell office:value-type="float" office:value="4.448625">
                <text:p>4.448625</text:p>
                <draw:g>
                  <svg:desc>Sheet1.B22:Sheet1.B23</svg:desc>
                </draw:g>
              </table:table-cell>
            </table:table-row>
            <table:table-row>
              <table:table-cell office:value-type="string">
                <text:p>Huber</text:p>
              </table:table-cell>
              <table:table-cell office:value-type="float" office:value="4.035">
                <text:p>4.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ivel de Agua - Bao</text:p>
        </chart:title>
        <chart:legend chart:legend-position="end" svg:x="12.275cm" svg:y="4.201cm" style:legend-expansion="high" chart:style-name="ch3"/>
        <chart:plot-area chart:style-name="ch4" table:cell-range-address="Sheet1.B66:Sheet1.C72 Sheet1.C65:Sheet1.C65" chart:data-source-has-labels="both" svg:x="1.331cm" svg:y="1.275cm" svg:width="10.624cm" svg:height="6.564cm">
          <chart:coordinate-region svg:x="2.138cm" svg:y="1.474cm" svg:width="9.723cm" svg:height="5.718cm"/>
          <chart:axis chart:dimension="x" chart:name="primary-x" chart:style-name="ch5" chartooo:axis-type="auto">
            <chartooo:date-scale/>
            <chart:title svg:x="5.898cm" svg:y="8.019cm" chart:style-name="ch6">
              <text:p>Semanas</text:p>
            </chart:title>
            <chart:categories table:cell-range-address="Sheet1.B66:Sheet1.B72"/>
          </chart:axis>
          <chart:axis chart:dimension="y" chart:name="primary-y" chart:style-name="ch5">
            <chart:title svg:x="0.451cm" svg:y="5.62cm" chart:style-name="ch7">
              <text:p>Nivel de agua</text:p>
            </chart:title>
            <chart:grid chart:style-name="ch8" chart:class="major"/>
          </chart:axis>
          <chart:series chart:style-name="ch9" chart:values-cell-range-address="Sheet1.C66:Sheet1.C72" chart:label-cell-address="Sheet1.C65:Sheet1.C6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vel Agua Bao</text:p>
                <draw:g>
                  <svg:desc>Sheet1.C65:Sheet1.C65</svg:desc>
                </draw:g>
              </table:table-cell>
            </table:table-row>
          </table:table-header-rows>
          <table:table-rows>
            <table:table-row>
              <table:table-cell office:value-type="float" office:value="-4">
                <text:p>-4</text:p>
                <draw:g>
                  <svg:desc>Sheet1.B66:Sheet1.B72</svg:desc>
                </draw:g>
              </table:table-cell>
              <table:table-cell office:value-type="float" office:value="190">
                <text:p>190</text:p>
                <draw:g>
                  <svg:desc>Sheet1.C66:Sheet1.C72</svg:desc>
                </draw:g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63.198">
                <text:p>163.1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2.527">
                <text:p>162.5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0.471">
                <text:p>160.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